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asmín Díaz Ortiz<text:s/></text:p>
      <text:p text:style-name="Normal">Rut : 19408214-2</text:p>
      <text:p text:style-name="Normal"><text:a xlink:href="https://www.loom.com/share/bbc27568eb2c42178d8cc0bc63587752?sid=eb7da68a-aae7-49f1-89b1-8fca7f2a3f5d" office:target-frame-name="_top" xlink:show="replace"><text:span text:style-name="Hipervínculo">https://www.loom.com/share/bbc27568eb2c42178d8cc0bc63587752?sid=eb7da68a-aae7-49f1-89b1-8fca7f2a3f5d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sse diaz ortiz</meta:initial-creator>
    <dc:creator>denisse diaz ortiz</dc:creator>
    <meta:creation-date>2023-07-25T00:38:00Z</meta:creation-date>
    <dc:date>2023-07-25T00:39:00Z</dc:date>
    <meta:template xlink:href="Normal" xlink:type="simple"/>
    <meta:editing-cycles>1</meta:editing-cycles>
    <meta:editing-duration>PT60S</meta:editing-duration>
    <meta:document-statistic meta:page-count="1" meta:paragraph-count="1" meta:word-count="39" meta:character-count="254" meta:row-count="1" meta:non-whitespace-character-count="216"/>
  </office:meta>
</office:document-meta>
</file>